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B01A01A173.png"/>
  <manifest:file-entry manifest:media-type="image/png" manifest:full-path="Pictures/1000000000000780000004B0104A01C5.png"/>
  <manifest:file-entry manifest:media-type="image/png" manifest:full-path="Pictures/1000000000000780000004B02F800849.png"/>
  <manifest:file-entry manifest:media-type="image/png" manifest:full-path="Pictures/1000000000000780000004B0E624C39D.png"/>
  <manifest:file-entry manifest:media-type="image/png" manifest:full-path="Pictures/1000000000000780000004B03F3F39F9.png"/>
  <manifest:file-entry manifest:media-type="image/png" manifest:full-path="Pictures/1000000000000780000004B090206B04.png"/>
  <manifest:file-entry manifest:media-type="image/png" manifest:full-path="Pictures/1000000000000780000004B02F1C063F.png"/>
  <manifest:file-entry manifest:media-type="image/png" manifest:full-path="Pictures/1000000000000780000004B0D2A3478A.png"/>
  <manifest:file-entry manifest:media-type="image/png" manifest:full-path="Pictures/1000000000000780000004B00BCAB234.png"/>
  <manifest:file-entry manifest:media-type="image/png" manifest:full-path="Pictures/1000000000000780000004B01B31C2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7cm" svg:height="10.624cm" draw:z-index="0"><draw:image xlink:href="Pictures/1000000000000780000004B02F1C063F.png" xlink:type="simple" xlink:show="embed" xlink:actuate="onLoad"/></draw:frame></text:p>
      <text:p text:style-name="Standard"/>
      <text:p text:style-name="Standard"><draw:frame draw:style-name="fr2" draw:name="immagini2" text:anchor-type="paragraph" svg:x="0cm" svg:y="0cm" svg:width="17cm" svg:height="10.624cm" draw:z-index="1"><draw:image xlink:href="Pictures/1000000000000780000004B01A01A173.png" xlink:type="simple" xlink:show="embed" xlink:actuate="onLoad"/></draw:frame></text:p>
      <text:p text:style-name="Standard"/>
      <text:p text:style-name="Standard"><draw:frame draw:style-name="fr3" draw:name="immagini3" text:anchor-type="paragraph" svg:width="17cm" svg:height="10.624cm" draw:z-index="2"><draw:image xlink:href="Pictures/1000000000000780000004B01B31C232.png" xlink:type="simple" xlink:show="embed" xlink:actuate="onLoad"/></draw:frame><text:soft-page-break/></text:p>
      <text:p text:style-name="Standard"/>
      <text:p text:style-name="Standard"><draw:frame draw:style-name="fr2" draw:name="immagini4" text:anchor-type="paragraph" svg:x="0cm" svg:y="0cm" svg:width="17cm" svg:height="10.624cm" draw:z-index="3"><draw:image xlink:href="Pictures/1000000000000780000004B02F800849.png" xlink:type="simple" xlink:show="embed" xlink:actuate="onLoad"/></draw:frame></text:p>
      <text:p text:style-name="P1"><draw:frame draw:style-name="fr3" draw:name="immagini5" text:anchor-type="paragraph" svg:width="17cm" svg:height="10.624cm" draw:z-index="4"><draw:image xlink:href="Pictures/1000000000000780000004B0104A01C5.png" xlink:type="simple" xlink:show="embed" xlink:actuate="onLoad"/></draw:frame></text:p>
      <text:p text:style-name="P1"><draw:frame draw:style-name="fr1" draw:name="immagini6" text:anchor-type="paragraph" svg:width="17cm" svg:height="10.624cm" draw:z-index="5"><draw:image xlink:href="Pictures/1000000000000780000004B00BCAB234.png" xlink:type="simple" xlink:show="embed" xlink:actuate="onLoad"/></draw:frame><text:soft-page-break/></text:p>
      <text:p text:style-name="P1"/>
      <text:p text:style-name="P1"><draw:frame draw:style-name="fr1" draw:name="immagini7" text:anchor-type="paragraph" svg:width="17cm" svg:height="10.624cm" draw:z-index="6"><draw:image xlink:href="Pictures/1000000000000780000004B090206B04.png" xlink:type="simple" xlink:show="embed" xlink:actuate="onLoad"/></draw:frame></text:p>
      <text:p text:style-name="P1"/>
      <text:p text:style-name="P1"><draw:frame draw:style-name="fr3" draw:name="immagini8" text:anchor-type="paragraph" svg:width="17cm" svg:height="10.624cm" draw:z-index="7"><draw:image xlink:href="Pictures/1000000000000780000004B0D2A3478A.png" xlink:type="simple" xlink:show="embed" xlink:actuate="onLoad"/></draw:frame><text:soft-page-break/></text:p>
      <text:p text:style-name="P1"><draw:frame draw:style-name="fr1" draw:name="immagini9" text:anchor-type="paragraph" svg:width="17cm" svg:height="10.624cm" draw:z-index="8"><draw:image xlink:href="Pictures/1000000000000780000004B03F3F39F9.png" xlink:type="simple" xlink:show="embed" xlink:actuate="onLoad"/></draw:frame></text:p>
      <text:p text:style-name="P1"/>
      <text:p text:style-name="P1"><draw:frame draw:style-name="fr3" draw:name="immagini10" text:anchor-type="paragraph" svg:width="17cm" svg:height="10.624cm" draw:z-index="9"><draw:image xlink:href="Pictures/1000000000000780000004B0E624C39D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Lacanale</meta:initial-creator>
    <meta:creation-date>2011-09-20T13:55:36.51</meta:creation-date>
    <meta:document-statistic meta:table-count="0" meta:image-count="10" meta:object-count="0" meta:page-count="5" meta:paragraph-count="0" meta:word-count="0" meta:character-count="0"/>
    <dc:date>2011-09-20T13:58:47.46</dc:date>
    <dc:creator>Daniele Lacanale</dc:creator>
    <meta:editing-duration>PT3M12S</meta:editing-duration>
    <meta:editing-cycles>1</meta:editing-cycles>
    <meta:generator>OpenOffice.org/3.3$Win32 OpenOffice.org_project/330m20$Build-9567</meta:generator>
  </office:meta>
</office:document-meta>
</file>